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7.1347in" fo:margin-left="0in" fo:margin-right="-0.0049in" table:align="margins"/>
    </style:style>
    <style:style style:name="Tableau1.A" style:family="table-column">
      <style:table-column-properties style:column-width="2.934in" style:rel-column-width="26950*"/>
    </style:style>
    <style:style style:name="Tableau1.B" style:family="table-column">
      <style:table-column-properties style:column-width="1.8444in" style:rel-column-width="16940*"/>
    </style:style>
    <style:style style:name="Tableau1.C" style:family="table-column">
      <style:table-column-properties style:column-width="2.3563in" style:rel-column-width="21645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B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.A3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ableau1.12" style:family="table-row">
      <style:table-row-properties style:min-row-height="0.2799in"/>
    </style:style>
    <style:style style:name="Tableau1.A12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fo:font-size="2pt" style:font-size-asian="1.75pt" style:font-size-complex="2pt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text-properties style:font-name="Courier New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text-properties fo:font-size="8pt" fo:font-weight="normal" style:font-size-asian="7pt" style:font-weight-asian="normal" style:font-size-complex="8pt" style:font-weight-complex="normal"/>
    </style:style>
    <style:style style:name="P8" style:family="paragraph" style:parent-style-name="Text_20_body" style:list-style-name="L1">
      <style:paragraph-properties fo:margin-top="0in" fo:margin-bottom="0.0201in"/>
      <style:text-properties officeooo:paragraph-rsid="0001a951"/>
    </style:style>
    <style:style style:name="P9" style:family="paragraph" style:parent-style-name="Text_20_body" style:list-style-name="L1">
      <style:paragraph-properties fo:margin-top="0in" fo:margin-bottom="0in"/>
      <style:text-properties officeooo:paragraph-rsid="0001a951"/>
    </style:style>
    <style:style style:name="P10" style:family="paragraph" style:parent-style-name="Heading_20_2">
      <style:paragraph-properties fo:margin-top="0.0299in" fo:margin-bottom="0.0402in" fo:text-align="center" style:justify-single-word="false"/>
      <style:text-properties fo:font-size="12pt" style:font-size-asian="12pt" style:font-size-complex="12pt"/>
    </style:style>
    <style:style style:name="P11" style:family="paragraph" style:parent-style-name="Heading_20_1">
      <style:paragraph-properties fo:margin-top="0in" fo:margin-bottom="0.0799in"/>
    </style:style>
    <style:style style:name="P12" style:family="paragraph" style:parent-style-name="Table_20_Contents">
      <style:text-properties style:font-name="Courier New" officeooo:paragraph-rsid="0001a951"/>
    </style:style>
    <style:style style:name="P13" style:family="paragraph" style:parent-style-name="Table_20_Contents">
      <style:text-properties officeooo:paragraph-rsid="0001a951"/>
    </style:style>
    <style:style style:name="T1" style:family="text">
      <style:text-properties style:text-underline-style="none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1a951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1a951"/>
    </style:style>
    <style:style style:name="T9" style:family="text">
      <style:text-properties fo:font-weight="bold" officeooo:rsid="0001a951" style:font-weight-asian="bold" style:font-weight-complex="bold"/>
    </style:style>
    <style:style style:name="T10" style:family="text">
      <style:text-properties style:font-name="Times new roman" officeooo:rsid="0001a951"/>
    </style:style>
    <style:style style:name="T11" style:family="text">
      <style:text-properties style:font-name="Courier 10 Pitch" officeooo:rsid="0001a951"/>
    </style:style>
    <style:style style:name="T12" style:family="text">
      <style:text-properties style:font-name="Courier new" officeooo:rsid="0001a95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émo Python</text:h>
      <text:list xml:id="list2168531377" text:style-name="L1">
        <text:list-item>
          <text:p text:style-name="P8"><text:span text:style-name="T9">Commencer un nouveau programme</text:span><text:span text:style-name="T8"> : menu File → New Window</text:span></text:p>
        </text:list-item>
        <text:list-item>
          <text:p text:style-name="P8"><text:span text:style-name="T9">Exécuter un programme</text:span><text:span text:style-name="T8"> : menu Run → Run module (ou raccourci F5)</text:span></text:p>
        </text:list-item>
        <text:list-item>
          <text:p text:style-name="P9"><text:span text:style-name="T9">Arrêter un programme qui boucle</text:span><text:span text:style-name="T8"> : Ctrl + C</text:span></text:p>
        </text:list-item>
      </text:list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P10" text:outline-level="2">Instructions en algorithmique</text:h>
          </table:table-cell>
          <table:table-cell table:style-name="Tableau1.B1" table:number-columns-spanned="2" office:value-type="string">
            <text:h text:style-name="P10" text:outline-level="2">Instructions correspondantes en Python</text:h>
          </table:table-cell>
          <table:covered-table-cell/>
        </table:table-row>
        <table:table-row>
          <table:table-cell table:style-name="Tableau1.A2" office:value-type="string">
            <text:p text:style-name="Standard">A prend la valeur <text:span text:style-name="T6">v</text:span></text:p>
          </table:table-cell>
          <table:table-cell table:style-name="Tableau1.B2" table:number-columns-spanned="2" office:value-type="string">
            <text:p text:style-name="P1">A = v</text:p>
            <text:p text:style-name="P2">(où <text:span text:style-name="T2">A</text:span> est une variable et <text:span text:style-name="T2">v</text:span> une expression quelconque)</text:p>
          </table:table-cell>
          <table:covered-table-cell/>
        </table:table-row>
        <table:table-row>
          <table:table-cell table:style-name="Tableau1.A3" table:number-rows-spanned="2" office:value-type="string">
            <text:p text:style-name="Table_20_Contents"><text:span text:style-name="T1">Saisir A</text:span> </text:p>
            <text:p text:style-name="P4">Saisir A avec un texte </text:p>
          </table:table-cell>
          <table:table-cell table:style-name="Tableau1.A2" office:value-type="string">
            <text:p text:style-name="Standard">Python 2</text:p>
          </table:table-cell>
          <table:table-cell table:style-name="Tableau1.B2" office:value-type="string">
            <text:p text:style-name="Standard">Python 3</text:p>
          </table:table-cell>
        </table:table-row>
        <table:table-row>
          <table:covered-table-cell/>
          <table:table-cell table:style-name="Tableau1.A2" office:value-type="string">
            <text:p text:style-name="P5">A = input()</text:p>
            <text:p text:style-name="P5">A = input("A =")</text:p>
          </table:table-cell>
          <table:table-cell table:style-name="Tableau1.B2" office:value-type="string">
            <text:p text:style-name="P5">A = eval(input())</text:p>
            <text:p text:style-name="P5">A = eval(input("A ="))</text:p>
          </table:table-cell>
        </table:table-row>
        <table:table-row>
          <table:table-cell table:style-name="Tableau1.A3" table:number-rows-spanned="2" office:value-type="string">
            <text:p text:style-name="Table_20_Contents">Afficher A</text:p>
            <text:p text:style-name="P4">Afficher A avec un texte</text:p>
          </table:table-cell>
          <table:table-cell table:style-name="Tableau1.A2" office:value-type="string">
            <text:p text:style-name="Standard">Python 2</text:p>
          </table:table-cell>
          <table:table-cell table:style-name="Tableau1.B2" office:value-type="string">
            <text:p text:style-name="Standard">Python 3</text:p>
          </table:table-cell>
        </table:table-row>
        <table:table-row>
          <table:covered-table-cell/>
          <table:table-cell table:style-name="Tableau1.A2" office:value-type="string">
            <text:p text:style-name="P5">print A</text:p>
            <text:p text:style-name="P5">print "A =", A</text:p>
          </table:table-cell>
          <table:table-cell table:style-name="Tableau1.B2" office:value-type="string">
            <text:p text:style-name="P5">print (A)</text:p>
            <text:p text:style-name="P5">print ("A =", A)</text:p>
          </table:table-cell>
        </table:table-row>
        <table:table-row>
          <table:table-cell table:style-name="Tableau1.A2" office:value-type="string">
            <text:p text:style-name="Table_20_Contents">Si <text:span text:style-name="T4">condition</text:span></text:p>
            <text:p text:style-name="Table_20_Contents"><text:span text:style-name="T2"><text:tab/></text:span>Alors <text:span text:style-name="T5">instructions</text:span></text:p>
            <text:p text:style-name="Table_20_Contents"><text:span text:style-name="T2"><text:tab/></text:span>Sinon <text:span text:style-name="T5">instructions</text:span></text:p>
            <text:p text:style-name="Table_20_Contents">FinSi</text:p>
          </table:table-cell>
          <table:table-cell table:style-name="Tableau1.B2" table:number-columns-spanned="2" office:value-type="string">
            <text:p text:style-name="P5">if condition :</text:p>
            <text:p text:style-name="P1"><text:tab/>instructions</text:p>
            <text:p text:style-name="P1">else :</text:p>
            <text:p text:style-name="P1"><text:tab/>instructions</text:p>
            <text:p text:style-name="P2">Une condition d'égalité s'écrit <text:span text:style-name="T2">A == B</text:span> (double égal)</text:p>
            <text:p text:style-name="Standard"><text:span text:style-name="T8">« A différent de B » s'écrit <text:s/></text:span><text:span text:style-name="T3">A != B</text:span></text:p>
            <text:p text:style-name="P2">Le retour à gauche marque la fin de la conditionnelle.</text:p>
          </table:table-cell>
          <table:covered-table-cell/>
        </table:table-row>
        <table:table-row>
          <table:table-cell table:style-name="Tableau1.A2" office:value-type="string">
            <text:p text:style-name="Table_20_Contents">Pour I allant de … à …</text:p>
            <text:p text:style-name="Table_20_Contents"><text:span text:style-name="T2"><text:tab/></text:span>Faire <text:span text:style-name="T6">instructions</text:span></text:p>
            <text:p text:style-name="Table_20_Contents">FinPour</text:p>
          </table:table-cell>
          <table:table-cell table:style-name="Tableau1.B2" table:number-columns-spanned="2" office:value-type="string">
            <text:p text:style-name="P5">for i in range(...) :</text:p>
            <text:p text:style-name="P1"><text:tab/>instructions</text:p>
            <text:p text:style-name="P2"><text:span text:style-name="T7">Attention </text:span>: range(<text:span text:style-name="T6">n</text:span>) fait aller <text:span text:style-name="T2">i</text:span> de 0 à (<text:span text:style-name="T6">n</text:span>-1).</text:p>
            <text:p text:style-name="P2">Le retour à gauche marque la fin de la boucle.</text:p>
          </table:table-cell>
          <table:covered-table-cell/>
        </table:table-row>
        <table:table-row>
          <table:table-cell table:style-name="Tableau1.A2" office:value-type="string">
            <text:p text:style-name="Table_20_Contents">Tantque <text:span text:style-name="T6">condition</text:span></text:p>
            <text:p text:style-name="Table_20_Contents"><text:span text:style-name="T2"><text:tab/></text:span>Faire <text:span text:style-name="T6">instructions</text:span></text:p>
            <text:p text:style-name="Table_20_Contents">FinTantque</text:p>
          </table:table-cell>
          <table:table-cell table:style-name="Tableau1.B2" table:number-columns-spanned="2" office:value-type="string">
            <text:p text:style-name="P5">while condition :</text:p>
            <text:p text:style-name="P1"><text:tab/>instructions</text:p>
            <text:p text:style-name="P2">Le retour à gauche marque la fin de la boucle.</text:p>
          </table:table-cell>
          <table:covered-table-cell/>
        </table:table-row>
        <table:table-row>
          <table:table-cell table:style-name="Tableau1.A2" office:value-type="string">
            <text:p text:style-name="Table_20_Contents">Mettre à part un groupe d'instructions pour l'utiliser plusieurs fois ailleurs dans le programme.</text:p>
          </table:table-cell>
          <table:table-cell table:style-name="Tableau1.B2" table:number-columns-spanned="2" office:value-type="string">
            <text:p text:style-name="P5">def fct (arguments) :</text:p>
            <text:p text:style-name="P5"><text:span text:style-name="T2"><text:tab/></text:span>corps de la fonction</text:p>
            <text:p text:style-name="P5"><text:span text:style-name="T2"><text:tab/></text:span>return resultat</text:p>
          </table:table-cell>
          <table:covered-table-cell/>
        </table:table-row>
        <table:table-row>
          <table:table-cell table:style-name="Tableau1.A2" office:value-type="string">
            <text:p text:style-name="P13"><text:span text:style-name="T8">Pour utiliser </text:span><text:span text:style-name="T12">sqrt</text:span><text:span text:style-name="T8">, </text:span><text:span text:style-name="T12">sin</text:span><text:span text:style-name="T8">, </text:span><text:span text:style-name="T12">cos</text:span><text:span text:style-name="T8">...</text:span></text:p>
          </table:table-cell>
          <table:table-cell table:style-name="Tableau1.B2" table:number-columns-spanned="2" office:value-type="string">
            <text:p text:style-name="P12"><text:span text:style-name="T8">from math import *</text:span><text:span text:style-name="T10"> <text:s text:c="8"/>en début de programme</text:span></text:p>
          </table:table-cell>
          <table:covered-table-cell/>
        </table:table-row>
        <table:table-row table:style-name="Tableau1.12">
          <table:table-cell table:style-name="Tableau1.A12" office:value-type="string">
            <text:p text:style-name="Table_20_Contents"/>
          </table:table-cell>
          <table:table-cell table:style-name="Tableau1.A1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2" office:value-type="string">
            <text:p text:style-name="Table_20_Contents">Pour appeler le module TORTUE</text:p>
          </table:table-cell>
          <table:table-cell table:style-name="Tableau1.B2" table:number-columns-spanned="2" office:value-type="string">
            <text:p text:style-name="P5">from turtle import *</text:p>
          </table:table-cell>
          <table:covered-table-cell/>
        </table:table-row>
        <table:table-row>
          <table:table-cell table:style-name="Tableau1.A2" office:value-type="string">
            <text:p text:style-name="Table_20_Contents">effacer le dessin</text:p>
          </table:table-cell>
          <table:table-cell table:style-name="Tableau1.B2" table:number-columns-spanned="2" office:value-type="string">
            <text:p text:style-name="P5">reset()</text:p>
          </table:table-cell>
          <table:covered-table-cell/>
        </table:table-row>
        <table:table-row>
          <table:table-cell table:style-name="Tableau1.A2" office:value-type="string">
            <text:p text:style-name="Table_20_Contents">aller à l'endroit de coordonnées x ; y</text:p>
          </table:table-cell>
          <table:table-cell table:style-name="Tableau1.B2" table:number-columns-spanned="2" office:value-type="string">
            <text:p text:style-name="P5">goto(x, y)</text:p>
          </table:table-cell>
          <table:covered-table-cell/>
        </table:table-row>
        <table:table-row>
          <table:table-cell table:style-name="Tableau1.A2" office:value-type="string">
            <text:p text:style-name="Table_20_Contents">avancer d'une distance donnée</text:p>
          </table:table-cell>
          <table:table-cell table:style-name="Tableau1.B2" table:number-columns-spanned="2" office:value-type="string">
            <text:p text:style-name="P5">forward(distance)</text:p>
          </table:table-cell>
          <table:covered-table-cell/>
        </table:table-row>
        <table:table-row>
          <table:table-cell table:style-name="Tableau1.A2" office:value-type="string">
            <text:p text:style-name="Table_20_Contents">reculer d'une distance donnée</text:p>
          </table:table-cell>
          <table:table-cell table:style-name="Tableau1.B2" table:number-columns-spanned="2" office:value-type="string">
            <text:p text:style-name="P5">backward(distance)</text:p>
          </table:table-cell>
          <table:covered-table-cell/>
        </table:table-row>
        <table:table-row>
          <table:table-cell table:style-name="Tableau1.A2" office:value-type="string">
            <text:p text:style-name="Table_20_Contents">relever le crayon (pour ne plus dessiner)</text:p>
          </table:table-cell>
          <table:table-cell table:style-name="Tableau1.B2" table:number-columns-spanned="2" office:value-type="string">
            <text:p text:style-name="P5">up()</text:p>
          </table:table-cell>
          <table:covered-table-cell/>
        </table:table-row>
        <table:table-row>
          <table:table-cell table:style-name="Tableau1.A2" office:value-type="string">
            <text:p text:style-name="Table_20_Contents">abaisser le crayon (pour dessiner)</text:p>
          </table:table-cell>
          <table:table-cell table:style-name="Tableau1.B2" table:number-columns-spanned="2" office:value-type="string">
            <text:p text:style-name="P5">down()</text:p>
          </table:table-cell>
          <table:covered-table-cell/>
        </table:table-row>
        <table:table-row>
          <table:table-cell table:style-name="Tableau1.A2" office:value-type="string">
            <text:p text:style-name="Table_20_Contents">choisir la couleur du crayon : 'red', 'blue'...</text:p>
          </table:table-cell>
          <table:table-cell table:style-name="Tableau1.B2" table:number-columns-spanned="2" office:value-type="string">
            <text:p text:style-name="P5">color(couleur)</text:p>
          </table:table-cell>
          <table:covered-table-cell/>
        </table:table-row>
        <table:table-row>
          <table:table-cell table:style-name="Tableau1.A2" office:value-type="string">
            <text:p text:style-name="Table_20_Contents">tourner à gauche d'un angle en degrés</text:p>
          </table:table-cell>
          <table:table-cell table:style-name="Tableau1.B2" table:number-columns-spanned="2" office:value-type="string">
            <text:p text:style-name="P5">left(angle)</text:p>
          </table:table-cell>
          <table:covered-table-cell/>
        </table:table-row>
        <table:table-row>
          <table:table-cell table:style-name="Tableau1.A2" office:value-type="string">
            <text:p text:style-name="Table_20_Contents">tourner à droite d'un angle en degrés</text:p>
          </table:table-cell>
          <table:table-cell table:style-name="Tableau1.B2" table:number-columns-spanned="2" office:value-type="string">
            <text:p text:style-name="P5">right(angle)</text:p>
          </table:table-cell>
          <table:covered-table-cell/>
        </table:table-row>
        <table:table-row>
          <table:table-cell table:style-name="Tableau1.A2" office:value-type="string">
            <text:p text:style-name="Table_20_Contents">Toujours terminer le programme par</text:p>
          </table:table-cell>
          <table:table-cell table:style-name="Tableau1.B2" table:number-columns-spanned="2" office:value-type="string">
            <text:p text:style-name="P5">mainloop()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701in" fo:margin-bottom="0.5701in" fo:margin-left="0.5701in" fo:margin-right="0.5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11:17:27.91</meta:creation-date>
    <dc:date>2014-01-16T10:28:58</dc:date>
    <meta:editing-duration>PT05H58M07S</meta:editing-duration>
    <meta:editing-cycles>27</meta:editing-cycles>
    <meta:generator>OpenOffice.org/3.2$Linux OpenOffice.org_project/320m19$Build-9505</meta:generator>
    <meta:print-date>2012-06-18T10:00:55.14</meta:print-date>
    <meta:document-statistic meta:table-count="1" meta:image-count="0" meta:object-count="0" meta:page-count="1" meta:paragraph-count="77" meta:word-count="322" meta:character-count="1804"/>
  </office:meta>
</office:document-meta>
</file>